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c5cae9"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33">
      <style:table-cell-properties fo:border="0.74pt solid #000000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es" table:style-name="ta1">
        <table:table-column table:style-name="co1" table:default-cell-style-name="ce2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m/pm</text:p>
          </table:table-cell>
          <table:table-cell table:style-name="ce1" office:value-type="string" calcext:value-type="string">
            <text:p>weekday</text:p>
          </table:table-cell>
          <table:table-cell table:style-name="ce1" office:value-type="string" calcext:value-type="string">
            <text:p>price</text:p>
          </table:table-cell>
        </table:table-row>
        <table:table-row table:style-name="ro1">
          <table:table-cell office:value-type="date" office:date-value="2024-01-21" calcext:value-type="date">
            <text:p>1月21日</text:p>
          </table:table-cell>
          <table:table-cell table:style-name="ce2" office:value-type="string" calcext:value-type="string">
            <text:p>NA</text:p>
          </table:table-cell>
          <table:table-cell table:formula="of:=TEXT([.A2]; &quot;aaa&quot;)" office:value-type="string" office:string-value="日" calcext:value-type="string">
            <text:p>日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4-01-22" calcext:value-type="date">
            <text:p>1月22日</text:p>
          </table:table-cell>
          <table:table-cell office:value-type="string" calcext:value-type="string">
            <text:p>am</text:p>
          </table:table-cell>
          <table:table-cell table:formula="of:=TEXT([.A3]; &quot;aaa&quot;)" office:value-type="string" office:string-value="月" calcext:value-type="string">
            <text:p>月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4-01-22" calcext:value-type="date">
            <text:p>1月22日</text:p>
          </table:table-cell>
          <table:table-cell office:value-type="string" calcext:value-type="string">
            <text:p>pm</text:p>
          </table:table-cell>
          <table:table-cell table:formula="of:=TEXT([.A4]; &quot;aaa&quot;)" office:value-type="string" office:string-value="月" calcext:value-type="string">
            <text:p>月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4-01-23" calcext:value-type="date">
            <text:p>1月23日</text:p>
          </table:table-cell>
          <table:table-cell office:value-type="string" calcext:value-type="string">
            <text:p>am</text:p>
          </table:table-cell>
          <table:table-cell table:formula="of:=TEXT([.A5]; &quot;aaa&quot;)" office:value-type="string" office:string-value="火" calcext:value-type="string">
            <text:p>火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4-01-23" calcext:value-type="date">
            <text:p>1月23日</text:p>
          </table:table-cell>
          <table:table-cell office:value-type="string" calcext:value-type="string">
            <text:p>am</text:p>
          </table:table-cell>
          <table:table-cell table:formula="of:=TEXT([.A6]; &quot;aaa&quot;)" office:value-type="string" office:string-value="火" calcext:value-type="string">
            <text:p>火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4-01-24" calcext:value-type="date">
            <text:p>1月24日</text:p>
          </table:table-cell>
          <table:table-cell office:value-type="string" calcext:value-type="string">
            <text:p>am</text:p>
          </table:table-cell>
          <table:table-cell table:formula="of:=TEXT([.A7]; &quot;aaa&quot;)" office:value-type="string" office:string-value="水" calcext:value-type="string">
            <text:p>水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4-01-24" calcext:value-type="date">
            <text:p>1月24日</text:p>
          </table:table-cell>
          <table:table-cell office:value-type="string" calcext:value-type="string">
            <text:p>pm</text:p>
          </table:table-cell>
          <table:table-cell table:formula="of:=TEXT([.A8]; &quot;aaa&quot;)" office:value-type="string" office:string-value="水" calcext:value-type="string">
            <text:p>水</text:p>
          </table:table-cell>
          <table:table-cell office:value-type="float" office:value="113" calcext:value-type="float">
            <text:p>113</text:p>
          </table:table-cell>
        </table:table-row>
      </table:table>
      <table:table table:name="test2" table:style-name="ta1">
        <table:table-column table:style-name="co1" table:default-cell-style-name="Default"/>
        <table:table-row table:style-name="ro1">
          <table:table-cell office:value-type="string" calcext:value-type="string">
            <text:p>he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00/00/00</text:date>, <text:time style:data-style-name="N2" text:time-value="14:20:32.61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13:54:18.794000000</meta:creation-date>
    <dc:date>2024-06-08T14:20:53.342000000</dc:date>
    <meta:editing-duration>PT3M48S</meta:editing-duration>
    <meta:editing-cycles>2</meta:editing-cycles>
    <meta:generator>LibreOffice/24.2.4.2$Windows_X86_64 LibreOffice_project/51a6219feb6075d9a4c46691dcfe0cd9c4fff3c2</meta:generator>
    <meta:document-statistic meta:table-count="2" meta:cell-count="33" meta:object-count="0"/>
  </office:meta>
</office:document-meta>
</file>